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2pt" style:font-size-asian="10.5pt" style:font-size-complex="12pt"/>
    </style:style>
    <style:style style:name="P3" style:family="paragraph" style:parent-style-name="Standard">
      <style:text-properties fo:font-size="16pt" style:font-size-asian="16pt" style:font-size-complex="16pt"/>
    </style:style>
    <style:style style:name="P4" style:family="paragraph" style:parent-style-name="Standard">
      <style:paragraph-properties fo:background-color="transparent">
        <style:background-image/>
      </style:paragraph-properties>
      <style:text-properties fo:font-size="12pt" style:font-size-asian="10.5pt" style:font-size-complex="12pt"/>
    </style:style>
    <style:style style:name="P5" style:family="paragraph" style:parent-style-name="Standard">
      <style:paragraph-properties fo:background-color="transparent">
        <style:background-image/>
      </style:paragraph-properties>
      <style:text-properties style:use-window-font-color="true" fo:font-size="12pt" fo:background-color="transparent" style:font-size-asian="10.5pt" style:font-size-complex="12pt"/>
    </style:style>
    <style:style style:name="P6" style:family="paragraph" style:parent-style-name="Standard">
      <style:paragraph-properties fo:background-color="transparent">
        <style:background-image/>
      </style:paragraph-properties>
      <style:text-properties style:use-window-font-color="true" fo:font-size="16pt" fo:background-color="transparent" style:font-size-asian="16pt" style:font-size-complex="16pt"/>
    </style:style>
    <style:style style:name="P7" style:family="paragraph" style:parent-style-name="Standard" style:list-style-name="L1">
      <style:paragraph-properties fo:background-color="transparent">
        <style:background-image/>
      </style:paragraph-properties>
      <style:text-properties fo:font-size="12pt" style:font-size-asian="10.5pt" style:font-size-complex="12pt"/>
    </style:style>
    <style:style style:name="T1" style:family="text">
      <style:text-properties style:use-window-font-color="true" fo:background-color="transparent"/>
    </style:style>
    <style:style style:name="T2" style:family="text">
      <style:text-properties fo:color="#cccccc" fo:font-style="italic" fo:background-color="#4c4c4c" style:font-style-asian="italic" style:font-style-complex="italic"/>
    </style:style>
    <style:style style:name="T3" style:family="text">
      <style:text-properties fo:color="#cccccc" fo:background-color="#4c4c4c"/>
    </style:style>
    <style:style style:name="T4" style:family="text">
      <style:text-properties fo:color="#ff420e" fo:background-color="#4c4c4c"/>
    </style:style>
    <style:style style:name="T5" style:family="text">
      <style:text-properties fo:color="#ff3333" fo:background-color="#4c4c4c"/>
    </style:style>
    <style:style style:name="T6" style:family="text">
      <style:text-properties fo:color="#eb613d" fo:background-color="#4c4c4c"/>
    </style:style>
    <style:style style:name="T7" style:family="text">
      <style:text-properties fo:color="#ff9966" fo:background-color="#4c4c4c"/>
    </style:style>
    <style:style style:name="T8" style:family="text">
      <style:text-properties fo:color="#0099ff" fo:background-color="#4c4c4c"/>
    </style:style>
    <style:style style:name="T9" style:family="text">
      <style:text-properties fo:color="#0047ff" fo:background-color="#4c4c4c"/>
    </style:style>
    <style:style style:name="T10" style:family="text">
      <style:text-properties fo:color="#94bd5e" fo:background-color="#4c4c4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krót architektury programu zaliczeniowego nr 1 z SKJ </text:p>
      <text:p text:style-name="P1"/>
      <text:p text:style-name="P3"><text:bookmark-start text:name="__DdeLink__5_2001281728"/>1. Konfigruacja<text:bookmark-end text:name="__DdeLink__5_2001281728"/></text:p>
      <text:p text:style-name="P1"/>
      <text:p text:style-name="P2">Program został napisany zgodnie z paradygmatem IoC, implementując Dependency Injection.</text:p>
      <text:p text:style-name="P4">Sterowanie programu rozpoczyna się od utworzenia instancji konfiguratora serwera wywołując statyczną metodę <text:span text:style-name="T10">DefaultServerProxyShell</text:span><text:span text:style-name="T3">.</text:span><text:span text:style-name="T2">initialize</text:span><text:span text:style-name="T3">() </text:span><text:span text:style-name="T1">która zwraca obiekt udostępniający szereg metod umożliwających przygtowowanie instancji serwera. Wśród nich znajdziemy metodę do ustawienia portu, na którym serwer ma działać oraz możliwość dodania filtrów (Rodział 4). Działanie serwera (nasłuchiwanie na wybranyn porcie) rozpoczyna się od momentu wywołania metody </text:span><text:span text:style-name="T2">start</text:span><text:span text:style-name="T3">()</text:span><text:span text:style-name="T1">. Zwraca ona implementację interfejsu </text:span><text:span text:style-name="T7">IServerProxyCore</text:span><text:span text:style-name="T1">, która z kolei udostępnia API do wydawania poleceń serwera proxy (np. zatrzymanie). Nasłuchiwanie na porcie odbywa się w osobnym wątku, dlatego po wywołaniu wspomnianej metody startującej, oczekujemy na zakończenie pracy programu poprzez naciśnięcie dowolnej klawisza przez użytkonika.</text:span></text:p>
      <text:p text:style-name="P5"/>
      <text:p text:style-name="P6">2. Przyjęcia żądania</text:p>
      <text:p text:style-name="P5"/>
      <text:p text:style-name="P4"><text:span text:style-name="T1">Serwer, oczekuje na żądnie klienta na zadanym porcie poprzez metodę </text:span><text:span text:style-name="T2">accept()</text:span><text:span text:style-name="T1"> obiektu </text:span><text:span text:style-name="T10">ServerSocket</text:span><text:span text:style-name="T1">. Gdy takie żądanie nadejdzie, instancja klasy </text:span><text:span text:style-name="T10">Socket</text:span><text:span text:style-name="T1"> przez przekazywana do obiektu implementujaego </text:span><text:span text:style-name="T7">ISocketHandler</text:span><text:span text:style-name="T1"> która zajmie się obsługą danego żądania (poprzez metodę </text:span><text:span text:style-name="T2">handle</text:span><text:span text:style-name="T3">(</text:span><text:span text:style-name="T10">Socket</text:span><text:span text:style-name="T3"> socket)</text:span><text:span text:style-name="T1">). Na jego obsługę tworzony jest osobny wątek, tak aby serwer mógł nasłuchiwać kolejnego klienta niezwłocznie po przekazaniu obsługi żądania do </text:span><text:span text:style-name="T7">ISocketHandler</text:span><text:span text:style-name="T1">.</text:span></text:p>
      <text:p text:style-name="P5"/>
      <text:p text:style-name="P6">3. Obsługa żądania</text:p>
      <text:p text:style-name="P5"/>
      <text:p text:style-name="P4"><text:span text:style-name="T1">Instancja po otrzymaniu żądania przekazuje instancję </text:span><text:span text:style-name="T10">Socket</text:span><text:span text:style-name="T1"> do instancji klasy pomocniczej </text:span><text:span text:style-name="T10">ProxyRequestHelper</text:span><text:span text:style-name="T1"> której zadaniem jest parsowanie nagłówka żadania. Po uzyskaniu od niej potrzebnych informacji (takich jak adres serwera docelowego) nakładane są filtry, jeśli zostały dodane. Następnie tworzony jest </text:span><text:span text:style-name="T10">Socket</text:span><text:span text:style-name="T1"> który łączy się z serwerm docelowym oraz przepisywane są nagłówki wraz ciałem żadania. Po otrzymaniu odpowiedzi z serwera docelowego, jest ona parsowana przez kolejną klasę pomocniczą: </text:span><text:span text:style-name="T10">ProxyServerResponseHelper</text:span><text:span text:style-name="T1">. Następnie nakładane są filtry (jeśli istnieją) i żądanie jest przesyłane do klienta pierwotnego. Wątek kończy działanie wraz z zamknięciem strumieni do klienta oraz serwera docelwego.</text:span></text:p>
      <text:p text:style-name="P5"/>
      <text:p text:style-name="P6">4. Filtry</text:p>
      <text:p text:style-name="P5"/>
      <text:p text:style-name="P5">Rozpatrujemy dwa zasadnie rodzaje filtrów:</text:p>
      <text:list xml:id="list10967094901" text:style-name="L1">
        <text:list-item>
          <text:p text:style-name="P7"><text:span text:style-name="T1">Implementujące </text:span><text:span text:style-name="T10">AbstractRequestFilter</text:span></text:p>
        </text:list-item>
        <text:list-item>
          <text:p text:style-name="P7"><text:span text:style-name="T1">Implementujące </text:span><text:span text:style-name="T10">AbstractResponseFilter</text:span></text:p>
        </text:list-item>
      </text:list>
      <text:p text:style-name="P4"><text:span text:style-name="T1">Obie klasy udostępniają metodę </text:span><text:span text:style-name="T2">filterRequest</text:span><text:span text:style-name="T3">(</text:span><text:span text:style-name="T10">HttpData</text:span><text:span text:style-name="T3"> httpData),</text:span><text:span text:style-name="T1"> którą należy zaimplementować. Instancja </text:span><text:span text:style-name="T10">HttpData</text:span><text:span text:style-name="T1"> zawiera wszystkie niezbędne dane do modyfikacji strumienia: nagłówek oraz strumień (ciało żądania) które można dowolnie nadpisać / modyfikować. Pierwszy rodzaj filtrów zostanie nałożony na żądanie klienta, drugi natomiast na odpowiedź serwera docelowego. Przykładem filtru jest </text:span><text:span text:style-name="T10">TextResponseOnlyFilter</text:span><text:span text:style-name="T1">, który modyfikuje strumień tak, aby zawierał odpowiedź „403 Forbidden” jeśli serwer docelowy zwróci inną zawartość niż html / javascript / css (badane jest do za pomocą wartości Content-Type w nagłowk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4T23:57:47</meta:creation-date>
    <meta:generator>LibreOffice/3.5$Linux_X86_64 LibreOffice_project/350m1$Build-2</meta:generator>
    <dc:date>2014-04-01T22:59:05</dc:date>
    <meta:editing-duration>PT28M18S</meta:editing-duration>
    <meta:editing-cycles>10</meta:editing-cycles>
    <meta:document-statistic meta:table-count="0" meta:image-count="0" meta:object-count="0" meta:page-count="1" meta:paragraph-count="13" meta:word-count="360" meta:character-count="2833" meta:non-whitespace-character-count="2560"/>
  </office:meta>
</office:document-meta>
</file>